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No_20_Spacing">
      <style:text-properties style:font-name="Courier New" fo:language="bg" fo:country="BG" fo:font-weight="bold" fo:background-color="#ffff00" style:font-weight-asian="bold" style:font-name-complex="Courier New" style:font-weight-complex="bold"/>
    </style:style>
    <style:style style:name="P2" style:family="paragraph" style:parent-style-name="Standard">
      <style:text-properties style:font-name="Courier New" fo:language="bg" fo:country="BG" style:font-name-complex="Courier New"/>
    </style:style>
    <style:style style:name="P3" style:family="paragraph" style:parent-style-name="No_20_Spacing">
      <style:text-properties fo:color="#ff0000" loext:opacity="100%" style:text-line-through-style="none" style:text-line-through-type="none" style:font-name="Courier New" fo:language="bg" fo:country="BG" fo:font-weight="bold" style:font-weight-asian="bold" style:font-name-complex="Courier New" style:font-weight-complex="bold"/>
    </style:style>
    <style:style style:name="P4" style:family="paragraph" style:parent-style-name="Standard">
      <style:text-properties fo:language="bg" fo:country="BG"/>
    </style:style>
    <style:style style:name="P5" style:family="paragraph" style:parent-style-name="Standard">
      <style:text-properties style:text-underline-style="solid" style:text-underline-width="auto" style:text-underline-color="font-color"/>
    </style:style>
    <style:style style:name="P6" style:family="paragraph" style:parent-style-name="Standard">
      <style:text-properties officeooo:paragraph-rsid="0015341d"/>
    </style:style>
    <style:style style:name="P7" style:family="paragraph" style:parent-style-name="Text_20_body" style:list-style-name="L1">
      <style:paragraph-properties fo:margin-top="0in" fo:margin-bottom="0in" style:contextual-spacing="false" fo:padding="0.0193in" fo:border="0.06pt solid #d9d9e3"/>
    </style:style>
    <style:style style:name="P8" style:family="paragraph" style:parent-style-name="Text_20_body" style:list-style-name="L1">
      <style:paragraph-properties fo:padding="0.0193in" fo:border="0.06pt solid #d9d9e3"/>
    </style:style>
    <style:style style:name="P9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language="bg" fo:country="BG"/>
    </style:style>
    <style:style style:name="T2" style:family="text">
      <style:text-properties fo:language="bg" fo:country="BG" fo:background-color="#ffff00" loext:char-shading-value="0"/>
    </style:style>
    <style:style style:name="T3" style:family="text">
      <style:text-properties fo:language="bg" fo:country="BG" fo:background-color="#ffff00" loext:char-shading-value="0"/>
    </style:style>
    <style:style style:name="T4" style:family="text">
      <style:text-properties fo:language="bg" fo:country="BG" fo:background-color="#d4ea6b" loext:char-shading-value="0"/>
    </style:style>
    <style:style style:name="T5" style:family="text">
      <style:text-properties fo:language="bg" fo:country="BG" fo:font-weight="bold" fo:background-color="#ffbf00" loext:char-shading-value="0" style:font-weight-asian="bold" style:font-weight-complex="bold"/>
    </style:style>
    <style:style style:name="T6" style:family="text">
      <style:text-properties fo:language="bg" fo:country="BG" fo:font-weight="bold" fo:background-color="#ffe994" loext:char-shading-value="0" style:font-weight-asian="bold" style:font-weight-complex="bold"/>
    </style:style>
    <style:style style:name="T7" style:family="text">
      <style:text-properties fo:language="bg" fo:country="BG" fo:font-weight="bold" fo:background-color="#d4ea6b" loext:char-shading-value="0" style:font-weight-asian="bold" style:font-weight-complex="bold"/>
    </style:style>
    <style:style style:name="T8" style:family="text">
      <style:text-properties fo:language="bg" fo:country="BG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language="bg" fo:country="BG" fo:background-color="#ffbf00" loext:char-shading-value="0"/>
    </style:style>
    <style:style style:name="T10" style:family="text">
      <style:text-properties fo:language="bg" fo:country="BG" fo:background-color="#ffe994" loext:char-shading-value="0"/>
    </style:style>
    <style:style style:name="T11" style:family="text">
      <style:text-properties fo:language="bg" fo:country="BG" fo:background-color="#ff4000" loext:char-shading-value="0"/>
    </style:style>
    <style:style style:name="T12" style:family="text">
      <style:text-properties fo:language="bg" fo:country="BG" fo:background-color="#b4c7dc" loext:char-shading-value="0"/>
    </style:style>
    <style:style style:name="T13" style:family="text">
      <style:text-properties fo:language="bg" fo:country="BG" fo:background-color="transparent" loext:char-shading-value="0"/>
    </style:style>
    <style:style style:name="T14" style:family="text">
      <style:text-properties fo:language="bg" fo:country="BG" fo:background-color="#ffd428" loext:char-shading-value="0"/>
    </style:style>
    <style:style style:name="T15" style:family="text">
      <style:text-properties style:font-name="Courier New" fo:language="bg" fo:country="BG" fo:background-color="#5eb91e" loext:char-shading-value="0" style:font-name-complex="Courier New"/>
    </style:style>
    <style:style style:name="T16" style:family="text">
      <style:text-properties style:font-name="Courier New" fo:language="bg" fo:country="BG" fo:background-color="#ff0000" loext:char-shading-value="0" style:font-name-asian="Courier New" style:font-name-complex="Courier New"/>
    </style:style>
    <style:style style:name="T17" style:family="text">
      <style:text-properties style:font-name="Courier New" fo:language="bg" fo:country="BG" fo:background-color="#ff0000" loext:char-shading-value="0" style:font-name-complex="Courier New"/>
    </style:style>
    <style:style style:name="T18" style:family="text">
      <style:text-properties style:font-name="Courier New" fo:language="bg" fo:country="BG" fo:background-color="#ff860d" loext:char-shading-value="0" style:font-name-complex="Courier New"/>
    </style:style>
    <style:style style:name="T19" style:family="text">
      <style:text-properties style:font-name="Courier New" fo:language="bg" fo:country="BG" fo:background-color="#b4c7dc" loext:char-shading-value="0" style:font-name-complex="Courier New"/>
    </style:style>
    <style:style style:name="T20" style:family="text">
      <style:text-properties fo:color="#c9211e" loext:opacity="100%" style:font-name="Courier New" fo:background-color="#ffff00" loext:char-shading-value="0" style:font-name-complex="Courier New"/>
    </style:style>
    <style:style style:name="T21" style:family="text">
      <style:text-properties fo:background-color="#ffff00" loext:char-shading-value="0"/>
    </style:style>
    <style:style style:name="T22" style:family="text">
      <style:text-properties fo:color="#ff0000" loext:opacity="100%" style:font-name="Courier New" fo:language="bg" fo:country="BG" fo:font-weight="bold" fo:background-color="#b4c7dc" loext:char-shading-value="0" style:font-weight-asian="bold" style:font-name-complex="Courier New" style:font-weight-complex="bold"/>
    </style:style>
    <style:style style:name="T23" style:family="text">
      <style:text-properties fo:color="#ff0000" loext:opacity="100%" fo:language="bg" fo:country="BG"/>
    </style:style>
    <style:style style:name="T24" style:family="text">
      <style:text-properties fo:color="#ff0000" loext:opacity="100%" fo:language="bg" fo:country="BG" officeooo:rsid="0015341d" fo:background-color="#ffff00" loext:char-shading-value="0"/>
    </style:style>
    <style:style style:name="T25" style:family="text">
      <style:text-properties fo:color="#ff0000" loext:opacity="100%" fo:language="bg" fo:country="BG" fo:font-weight="bold" fo:background-color="#ffff00" loext:char-shading-value="0" style:font-weight-asian="bold" style:font-weight-complex="bold"/>
    </style:style>
    <style:style style:name="T26" style:family="text">
      <style:text-properties fo:color="#ff0000" loext:opacity="100%" fo:language="bg" fo:country="BG" fo:font-weight="bold" style:font-weight-asian="bold" style:font-weight-complex="bold"/>
    </style:style>
    <style:style style:name="T27" style:family="text">
      <style:text-properties fo:color="#ff0000" loext:opacity="100%" fo:language="bg" fo:country="BG" fo:background-color="#ffbf00" loext:char-shading-value="0"/>
    </style:style>
    <style:style style:name="T28" style:family="text">
      <style:text-properties fo:color="#ff0000" loext:opacity="100%" fo:language="bg" fo:country="BG" fo:background-color="transparent" loext:char-shading-value="0"/>
    </style:style>
    <style:style style:name="T29" style:family="text">
      <style:text-properties fo:color="#ff0000" loext:opacity="100%" fo:language="en" fo:country="US" fo:font-weight="bold" officeooo:rsid="0015341d" fo:background-color="#ffff00" loext:char-shading-value="0" style:font-weight-asian="bold" style:font-weight-complex="bold"/>
    </style:style>
    <style:style style:name="T30" style:family="text">
      <style:text-properties fo:color="#ff0000" loext:opacity="100%" fo:font-weight="bold" fo:background-color="#ffff00" loext:char-shading-value="0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15341d" fo:background-color="#ffbf00" loext:char-shading-value="0" style:font-weight-asian="bold" style:font-weight-complex="bold"/>
    </style:style>
    <style:style style:name="T33" style:family="text">
      <style:text-properties fo:font-weight="bold" fo:background-color="#ffe994" loext:char-shading-value="0" style:font-weight-asian="bold" style:font-weight-complex="bold"/>
    </style:style>
    <style:style style:name="T34" style:family="text">
      <style:text-properties fo:font-weight="bold" fo:background-color="#d4ea6b" loext:char-shading-value="0" style:font-weight-asian="bold" style:font-weight-complex="bold"/>
    </style:style>
    <style:style style:name="T35" style:family="text">
      <style:text-properties fo:background-color="#cccccc" loext:char-shading-value="0"/>
    </style:style>
    <style:style style:name="T36" style:family="text">
      <style:text-properties fo:background-color="#ffbf00" loext:char-shading-value="0"/>
    </style:style>
    <style:style style:name="T37" style:family="text">
      <style:text-properties fo:background-color="#b4c7dc" loext:char-shading-value="0"/>
    </style:style>
    <style:style style:name="T38" style:family="text">
      <style:text-properties fo:background-color="#ff4000" loext:char-shading-value="0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bg" fo:country="BG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Да се напише програма, която проверява в директория</text:span><text:span text:style-name="T2"> </text:span><office:annotation office:name="__Annotation__4_11587057" loext:resolved="false"><dc:creator>Unknown Author</dc:creator><dc:date>2023-01-08T19:18:52.104000000</dc:date><text:p text:style-name="P9"><text:span text:style-name="T39">т.е указваме път до файла като вход ?</text:span></text:p></office:annotation><text:span text:style-name="T30">(</text:span><text:span text:style-name="T25">входен параметър на програмата</text:span><text:span text:style-name="T30">)</text:span><office:annotation-end office:name="__Annotation__4_11587057"/><text:span text:style-name="T25"> </text:span><text:span text:style-name="T1">за наличието на файл с име </text:span>IMPORT_INVOICES_YYYYMMDD_HH24MISS.txt <text:span text:style-name="T1">, където </text:span><text:span text:style-name="T21">YYYYMMDD_HH24MISS</text:span><text:span text:style-name="T2"> </text:span><text:span text:style-name="T1">е дата, час, минути и секунди, например </text:span><office:annotation office:name="__Annotation__2_11587057" loext:resolved="false"><dc:creator>Unknown Author</dc:creator><dc:date>2023-01-08T19:16:29.883000000</dc:date><text:p text:style-name="P9"><text:span text:style-name="T39">Първа проверка – име на файл. Ако не намери подходящ файл – съобщение за грешка?</text:span></text:p></office:annotation><text:span text:style-name="T5">IMPORT_INVOICES_</text:span><text:span text:style-name="T6">20230401</text:span><text:span text:style-name="T33">_152022.</text:span><text:span text:style-name="T32">txt</text:span><office:annotation-end office:name="__Annotation__2_11587057"/></text:p>
      <text:p text:style-name="Standard"><text:span text:style-name="T1">Програмата проверява, че </text:span><office:annotation office:name="__Annotation__3_11587057" loext:resolved="false"><dc:creator>Unknown Author</dc:creator><dc:date>2023-01-08T19:18:25.569000000</dc:date><text:p text:style-name="P9"><text:span text:style-name="T40">Втора проверка – съдържание на самия файл</text:span></text:p></office:annotation><text:span text:style-name="T10">съдържанието</text:span><office:annotation-end office:name="__Annotation__3_11587057"/><text:span text:style-name="T1"> на файла е следното </text:span>:<text:line-break/><text:span text:style-name="T1">На първи ред има едно число </text:span>X<text:span text:style-name="T1">, което е броя редове във файла </text:span>(<text:span text:style-name="T1">например </text:span>X=20). <text:span text:style-name="T1">Следват </text:span>X-2 <text:span text:style-name="T1">реда с еднакъв формат, на всеки ред има следните данни – </text:span><text:span text:style-name="T2">Име на клиент</text:span><text:span text:style-name="T1">, </text:span><text:span text:style-name="T2">номер на фактура</text:span><text:span text:style-name="T1">, </text:span><text:span text:style-name="T2">дата</text:span><text:span text:style-name="T1">, </text:span><text:span text:style-name="T2">валута</text:span><text:span text:style-name="T1">, </text:span><text:span text:style-name="T2">сума</text:span><text:span text:style-name="T1">. Последният ред във файла е една сума.</text:span></text:p>
      <text:p text:style-name="Standard"><text:span text:style-name="T1">Трябва да се провери, дали форматът на данните е правилен.</text:span> </text:p>
      <text:p text:style-name="Standard"><text:span text:style-name="T1">Първи ред – число. </text:span><text:span text:style-name="T2">Да се провери, че това е броя редове във файла</text:span><text:span text:style-name="T24">.</text:span><text:span text:style-name="T29">(int)</text:span></text:p>
      <text:p text:style-name="Standard"><text:span text:style-name="T28">Всички без последен ред са с дължина 53 символа</text:span><text:span text:style-name="T13">,</text:span><text:span text:style-name="T1"> от които </text:span><text:s/><text:span text:style-name="T11">Име</text:span><text:span text:style-name="T38"> (</text:span><text:span text:style-name="T11">първите 20 символа</text:span><text:span text:style-name="T38">)</text:span><text:span text:style-name="T11"> – само букви</text:span>; <text:span text:style-name="T9">номер на фактура </text:span><text:span text:style-name="T36">(10 </text:span><text:span text:style-name="T9">символа </text:span><text:span text:style-name="T36">)</text:span><text:span text:style-name="T9"> – </text:span><text:span text:style-name="T27">букви и цифри</text:span>; <text:span text:style-name="T2">дата на 8 символа във формат </text:span><text:span text:style-name="T21">YYYYMMDD;</text:span> <text:span text:style-name="T4">Валута на 3 символа – една от стойностите </text:span><text:span text:style-name="T34">BGN</text:span><text:span text:style-name="T7">, </text:span><text:span text:style-name="T34">USD</text:span><text:span text:style-name="T7">, </text:span><text:span text:style-name="T34">EUR, RSD, TND</text:span>; <text:span text:style-name="T12">сума на фактурата </text:span><text:span text:style-name="T37">(12 </text:span><text:span text:style-name="T12">Символа</text:span><text:span text:style-name="T37">)</text:span><text:span text:style-name="T12">– число с десетична затеная </text:span><text:span text:style-name="T37">(</text:span><text:span text:style-name="T12">символ . </text:span><text:span text:style-name="T37">)</text:span><text:span text:style-name="T1">.</text:span></text:p>
      <text:p text:style-name="Standard"><text:span text:style-name="T4">Последен ред – число с десетична запетая.</text:span><text:span text:style-name="T1"> </text:span><text:span text:style-name="T23">Да се провери, че числото на последния ред е равно на сумата на фактурите от всички редове. </text:span></text:p>
      <text:p text:style-name="P5"><text:span text:style-name="T1">Пример за верен файл</text:span>:</text:p>
      <text:p text:style-name="P1">6</text:p>
      <text:p text:style-name="No_20_Spacing"><text:span text:style-name="T16"><text:s text:c="15"/></text:span><text:span text:style-name="T17">IRINA</text:span><office:annotation office:name="__Annotation__7_11587057" loext:resolved="false"><dc:creator>Unknown Author</dc:creator><dc:date>2023-01-08T19:47:39.025000000</dc:date><text:p text:style-name="P9"><text:span text:style-name="T40">Да се проверява ли за специална подредба</text:span></text:p></office:annotation><text:span text:style-name="T18"> <text:s text:c="2"/>FN12345</text:span><office:annotation-end office:name="__Annotation__7_11587057"/><office:annotation office:name="__Annotation__8_11587057" loext:resolved="false"><dc:creator>Unknown Author</dc:creator><dc:date>2023-01-08T19:48:09.279000000</dc:date><text:p text:style-name="P9"><text:span text:style-name="T39">Да се проверява ли за валидна дата пр: 2033.02.31?</text:span></text:p></office:annotation><text:span text:style-name="T20">20230103</text:span><office:annotation-end office:name="__Annotation__8_11587057"/><text:span text:style-name="T15">BGN</text:span><text:span text:style-name="T19"> <text:s text:c="5"/></text:span><office:annotation office:name="__Annotation__9_11587057" loext:resolved="false"><dc:creator>Unknown Author</dc:creator><dc:date>2023-01-08T19:48:40.798000000</dc:date><text:p text:style-name="P9"><text:span text:style-name="T40">Да се проверява ли за определен формат .00</text:span></text:p></office:annotation><text:span text:style-name="T22">345.78</text:span><office:annotation-end office:name="__Annotation__9_11587057"/></text:p>
      <text:p text:style-name="No_20_Spacing"><text:span text:style-name="T16"><text:s text:c="16"/></text:span><text:span text:style-name="T17">NENO</text:span><text:span text:style-name="T18"> <text:s text:c="2"/>FN23456</text:span><text:span text:style-name="T20">20221220</text:span><text:span text:style-name="T15">USD</text:span><text:span text:style-name="T19"> <text:s text:c="5"/></text:span><text:span text:style-name="T22"><text:s text:c="4"/>35</text:span></text:p>
      <text:p text:style-name="No_20_Spacing"><text:span text:style-name="T16"><text:s text:c="13"/></text:span><text:span text:style-name="T17">IVELINA</text:span><text:span text:style-name="T18"> <text:s text:c="2"/>FN23334</text:span><text:span text:style-name="T20">20221228</text:span><text:span text:style-name="T15">BGN</text:span><text:span text:style-name="T19"> <text:s text:c="5"/></text:span><text:span text:style-name="T22"><text:s text:c="3"/>500</text:span></text:p>
      <text:p text:style-name="No_20_Spacing"><text:span text:style-name="T16"><text:s text:c="14"/></text:span><text:span text:style-name="T17">MILENA</text:span><text:span text:style-name="T18"> <text:s text:c="2"/>FN00098</text:span><text:span text:style-name="T20">20230104</text:span><text:span text:style-name="T15">EUR</text:span><text:span text:style-name="T19"> <text:s text:c="5"/></text:span><text:span text:style-name="T22"><text:s/>75.25</text:span></text:p>
      <text:p text:style-name="P3"><office:annotation office:name="__Annotation__10_11587057" loext:resolved="false"><dc:creator>Unknown Author</dc:creator><dc:date>2023-01-08T19:49:45.511000000</dc:date><text:p text:style-name="P9"><text:span text:style-name="T40">Тази сума е сбор от различни валути</text:span></text:p></office:annotation>956.03<office:annotation-end office:name="__Annotation__10_11587057"/></text:p>
      <text:p text:style-name="P2"/>
      <text:p text:style-name="Standard"><text:span text:style-name="T2">Ако форматът на файла </text:span><text:span text:style-name="T25">е коректен</text:span><text:span text:style-name="T26"> </text:span><text:span text:style-name="T25">се преименува </text:span><text:span text:style-name="T2">на </text:span><text:span text:style-name="T21">IMPORT_INVOICES_YYYYMMDD_HH24MISS.OK</text:span><text:span text:style-name="T1"> и се отваря</text:span><text:span text:style-name="T8"> нов файл </text:span><text:span text:style-name="T1">с име </text:span><text:span text:style-name="T35">INVOICES_ORDERED_YYYYMMDD_HH24MISS.txt</text:span><text:span text:style-name="T1">, където линиите се принтират </text:span><text:span text:style-name="T14">подредени по дата на фактурата</text:span>(<text:span text:style-name="T1">от най-стара на първа линиия до най-скорошна на последна линия</text:span>)<text:span text:style-name="T1">.</text:span></text:p>
      <text:p text:style-name="Standard"><text:span text:style-name="T1">Ако има грешка във формата, файлът се преименува на </text:span>IMPORT_INVOICES_YYYYMMDD_HH24MISS.KO <text:span text:style-name="T1">и се изписва на конзолата каква е грешката.</text:span>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list text:style-name="L1">
        <text:list-item>
          <text:p text:style-name="P7">Start</text:p>
        </text:list-item>
        <text:list-item>
          <text:p text:style-name="P7">Accept input for directory and file name</text:p>
        </text:list-item>
        <text:list-item>
          <text:p text:style-name="P7">Check if the file exists in the specified directory</text:p>
          <text:list>
            <text:list-item>
              <text:p text:style-name="P7">If the file does not exist, go to step 10</text:p>
            </text:list-item>
          </text:list>
        </text:list-item>
        <text:list-item>
          <text:p text:style-name="P7">Read the first line of the file and store it as X</text:p>
        </text:list-item>
        <text:list-item>
          <text:p text:style-name="P7">Initialize a counter and set it to 0</text:p>
        </text:list-item>
        <text:list-item>
          <text:p text:style-name="P7">Read the next line of the file</text:p>
        </text:list-item>
        <text:list-item>
          <text:p text:style-name="P7">Check if the line is the correct length and has the correct format (53 characters with correct data types for each field)</text:p>
          <text:list>
            <text:list-item>
              <text:p text:style-name="P7">If the line is not in the correct format, go to step 9</text:p>
            </text:list-item>
          </text:list>
        </text:list-item>
        <text:list-item>
          <text:p text:style-name="P7">Increment the counter</text:p>
        </text:list-item>
        <text:list-item>
          <text:p text:style-name="P7">Go to step 6</text:p>
        </text:list-item>
        <text:list-item>
          <text:p text:style-name="P7">If the counter is equal to X-1, go to step 11. Otherwise, go to step 12</text:p>
        </text:list-item>
        <text:list-item>
          <text:p text:style-name="P7">Rename the file to IMPORT_INVOICES_YYYYMMDD_HH24MISS.OK and create a new file INVOICES_ORDERED_YYYYMMDD_HH24MISS.txt, with the lines of the original file ordered by invoice date</text:p>
        </text:list-item>
        <text:list-item>
          <text:p text:style-name="P7">Rename the file to IMPORT_INVOICES_YYYYMMDD_HH24MISS.KO and output an error message indicating the issue with the file format</text:p>
        </text:list-item>
        <text:list-item>
          <text:p text:style-name="P8">End</text:p>
        </text:list-item>
      </text:list>
      <text:p text:style-name="Standard">unistd.h</text:p>
      <text:p text:style-name="Standard">sys/stat.h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7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No_20_Spacing" style:display-name="No Spacing" style:family="paragraph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/>
    <dc:subject/>
    <meta:keyword/>
    <dc:description/>
    <meta:initial-creator>Irina Drencheva</meta:initial-creator>
    <meta:creation-date>2023-01-05T16:33:00</meta:creation-date>
    <dc:date>2023-01-12T06:34:04.760000000</dc:date>
    <meta:editing-cycles>8</meta:editing-cycles>
    <meta:editing-duration>P1DT15H43M47S</meta:editing-duration>
    <meta:generator>LibreOffice/7.4.0.3$Windows_X86_64 LibreOffice_project/f85e47c08ddd19c015c0114a68350214f7066f5a</meta:generator>
    <meta:document-statistic meta:table-count="0" meta:image-count="0" meta:object-count="0" meta:page-count="2" meta:paragraph-count="32" meta:word-count="426" meta:character-count="2670" meta:non-whitespace-character-count="2188"/>
  </office:meta>
</office:document-meta>
</file>